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1pt" officeooo:rsid="00000510" officeooo:paragraph-rsid="00000510" style:font-size-asian="11pt" style:font-size-complex="11pt"/>
    </style:style>
    <style:style style:name="T1" style:family="text">
      <style:text-properties officeooo:rsid="0002caaf"/>
    </style:style>
    <style:style style:name="T2" style:family="text">
      <style:text-properties officeooo:rsid="00047c8c"/>
    </style:style>
    <style:style style:name="T3" style:family="text">
      <style:text-properties officeooo:rsid="0004ac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ner Mattingly</text:p>
      <text:p text:style-name="P1">11282717</text:p>
      <text:p text:style-name="P1">hw9</text:p>
      <text:p text:style-name="P1"/>
      <text:p text:style-name="P1">1.</text:p>
      <text:p text:style-name="P1">Definitions:</text:p>
      <text:p text:style-name="P1"><text:tab/>G(V, E): weighted directed graph, with set of vertices V and set of directed edges E,</text:p>
      <text:p text:style-name="P1"><text:tab/>w(u, v): cost of directed edge from node u to node v (costs are non-negative).</text:p>
      <text:p text:style-name="P1"><text:tab/>s: the source node</text:p>
      <text:p text:style-name="P1"><text:tab/>t: the destination node</text:p>
      <text:p text:style-name="P1"><text:tab/>i: the number of shortest paths to find</text:p>
      <text:p text:style-name="P1"><text:tab/>P_u: a path from s to u</text:p>
      <text:p text:style-name="P1"><text:tab/>B is a heap data structure containing paths</text:p>
      <text:p text:style-name="P1"><text:tab/>P: set of shortest paths from s to t</text:p>
      <text:p text:style-name="P1"><text:tab/>count_u: number of shortest paths found to node u</text:p>
      <text:p text:style-name="P1"><text:tab/>Links that do not satisfy constraints on the shortest path are removed from the graph</text:p>
      <text:p text:style-name="P1"/>
      <text:p text:style-name="P1">Algorithm:</text:p>
      <text:p text:style-name="P1">*P = empty,</text:p>
      <text:p text:style-name="P1">*count_u = 0, for all u in V</text:p>
      <text:p text:style-name="P1">insert path P_s = {s} into B with cost 0</text:p>
      <text:p text:style-name="P1"><text:s text:c="2"/></text:p>
      <text:p text:style-name="P1">while B is not empty and count_t &lt; i:</text:p>
      <text:p text:style-name="P1"><text:tab/>let P_u be the shortest cost path in B with cost C</text:p>
      <text:p text:style-name="P1"><text:tab/>B = B − {P_u }, count_u = count_u + 1</text:p>
      <text:p text:style-name="P1"><text:tab/>if u = t then P = P and P_u</text:p>
      <text:p text:style-name="P1"><text:tab/>if count_u ≤ i then</text:p>
      <text:p text:style-name="P1"><text:tab/><text:tab/>for each vertex v adjacent to u:</text:p>
      <text:p text:style-name="P1"><text:tab/><text:tab/><text:tab/>if v is not in P_u then</text:p>
      <text:p text:style-name="P1"><text:tab/><text:tab/><text:tab/>let P_v be a new path with cost C + w(u, v) formed by concatenating edge (u, v) <text:span text:style-name="T1">and</text:span> P_u</text:p>
      <text:p text:style-name="P1"><text:tab/><text:tab/><text:tab/>insert P_v into B</text:p>
      <text:p text:style-name="P1">return P</text:p>
      <text:p text:style-name="P1"/>
      <text:p text:style-name="P1">2.</text:p>
      <text:p text:style-name="P1">Definitions:</text:p>
      <text:p text:style-name="P1"><text:tab/>G(V, E): weighted directed graph, with set of vertices V and set of directed edges E,</text:p>
      <text:p text:style-name="P1"><text:tab/>w(u, v): cost of directed edge from node u to node v (costs are non-negative).</text:p>
      <text:p text:style-name="P1"><text:tab/>s: the source node</text:p>
      <text:p text:style-name="P1"><text:tab/>t: the destination node</text:p>
      <text:p text:style-name="P1"><text:tab/>P_u: a path from s to u</text:p>
      <text:p text:style-name="P1"><text:tab/>B is a heap data structure containing paths</text:p>
      <text:p text:style-name="P1"><text:tab/>P: set of shortest paths from s to t</text:p>
      <text:p text:style-name="P1"><text:tab/>R: bool stating whether or not the last edge was red (each path P_u has R) </text:p>
      <text:p text:style-name="P1"><text:tab/>Links that do not satisfy constraints on the shortest path are removed from the graph</text:p>
      <text:p text:style-name="P1"/>
      <text:p text:style-name="P1">Algorithm:</text:p>
      <text:p text:style-name="P1">*P = empty,</text:p>
      <text:p text:style-name="P1">*count_u = 0, for all u in V</text:p>
      <text:p text:style-name="P1">insert path P_s = {s} into B with cost 0</text:p>
      <text:p text:style-name="P1"><text:s text:c="2"/></text:p>
      <text:p text:style-name="P1">while B is not empty :</text:p>
      <text:p text:style-name="P1"><text:tab/>let P_u be the shortest cost path in B with cost C</text:p>
      <text:p text:style-name="P1"><text:tab/>B = B − {P_u }</text:p>
      <text:p text:style-name="P1"><text:soft-page-break/><text:tab/>if u = t then P = P and P_u</text:p>
      <text:p text:style-name="P1"><text:tab/><text:tab/>return P_u (The shortest valid path)</text:p>
      <text:p text:style-name="P1"><text:tab/>for each vertex v adjacent to u:</text:p>
      <text:p text:style-name="P1"><text:s text:c="6"/>- if v is not in P_u then</text:p>
      <text:p text:style-name="P1"><text:s text:c="8"/><text:tab/><text:tab/>let P_v be a new path with cost C + w(u, v) formed by concatenating edge (u, v) <text:span text:style-name="T1">and </text:span>P_u</text:p>
      <text:p text:style-name="P1"><text:s text:c="8"/><text:tab/><text:tab/>if (u,v) is red then R = true</text:p>
      <text:p text:style-name="P1"><text:s text:c="8"/><text:tab/><text:tab/>if (u,v) is yellow and R for P_u is true then do not add P_v to the path list since it is invalid </text:p>
      <text:p text:style-name="P1"><text:s text:c="8"/><text:tab/><text:tab/>else, insert P_v into B</text:p>
      <text:p text:style-name="P1"><text:s text:c="2"/>return P</text:p>
      <text:p text:style-name="P1"/>
      <text:p text:style-name="P1"/>
      <text:p text:style-name="P1">3.</text:p>
      <text:p text:style-name="P1">An algorithm to compute the size of the set C(w) would be a combination of multiple simpler algorithms.</text:p>
      <text:p text:style-name="P1">First collect all the paths in a graph and their corosponding color sequences. This can be done by using a</text:p>
      <text:p text:style-name="P1">depth first search to collect all paths and modifying it to keep track of the color sequence as well. <text:s/>A list </text:p>
      <text:p text:style-name="P1">would be a capable data structure. <text:s/>Once all color sequences are collected, then compare each of them to all others </text:p>
      <text:p text:style-name="P1">and remove any duplicates so that we are left with a set of all unique color sequences. The size of this set </text:p>
      <text:p text:style-name="P1">is the size of set {C(w): w being a unique path}.</text:p>
      <text:p text:style-name="P1"/>
      <text:p text:style-name="P1">v is a vertex in G</text:p>
      <text:p text:style-name="P1"/>
      <text:p text:style-name="P1">DFS(G,v):</text:p>
      <text:p text:style-name="P1">label v as discovered</text:p>
      <text:p text:style-name="P1"><text:span text:style-name="T2">f</text:span>or all edges from v to w in G.adjacentEdges(v) </text:p>
      <text:p text:style-name="P1"><text:tab/>if vertex w is not labeled as discovered then</text:p>
      <text:p text:style-name="P1"><text:tab/><text:tab/>recursively call DFS(G,w)</text:p>
      <text:p text:style-name="P1"/>
      <text:p text:style-name="P1"/>
      <text:p text:style-name="P1">4. </text:p>
      <text:p text:style-name="P1"><text:s text:c="2"/>This is an interesting question since the shortest path could differ significantly from the path with a minimal W(w). <text:s/>For example take path w_1 which has six nodes with weights of one between each of them. <text:s/>Now take path w_2 with three nodes and two edges connecting them. <text:s/>One edge of weight two and one edge of weight one. <text:s/>Path w_2 is shortest with a total cost of 3 while w_1 has a minimal W(w) of 1 even though it is the longer of the two paths. This difference between the addition used in finding the shortest path and multiplication used in calculating W(w) is an interesting property. <text:s/>It leads one to assume that a shortest path algorithm is not applicable in this case... <text:s/>I am uncertain on how to proceed. <text:s/></text:p>
      <text:p text:style-name="P1"/>
      <text:p text:style-name="P1">After some consideration I <text:span text:style-name="T3">realize</text:span> that a shortest path algorithm can be used and the addition within the algorithm can be replaced by multiplication.</text:p>
      <text:p text:style-name="P1"/>
      <text:p text:style-name="P1">see the following adaptation of Dijkstra's algorithm.</text:p>
      <text:p text:style-name="P1">NOTE: distance may be misleading since now we are multiplying weights.</text:p>
      <text:p text:style-name="P1"><text:tab/>However just know that for a given path dist() ends up being W().</text:p>
      <text:p text:style-name="P1"/>
      <text:p text:style-name="P1">Q = vertex set </text:p>
      <text:p text:style-name="P1">W = value specified in question</text:p>
      <text:p text:style-name="P1"/>
      <text:p text:style-name="P1">for each vertex v in Graph: <text:s text:c="10"/>// Initialization</text:p>
      <text:p text:style-name="P1"><text:tab/>dist(v) = INFINITY <text:s text:c="17"/>// Unknown distance from source to v</text:p>
      <text:p text:style-name="P1"><text:tab/>prev(v) = UNDEFINED <text:s text:c="16"/>// Previous node in optimal multiplied path from source</text:p>
      <text:p text:style-name="P1"><text:tab/>add v to Q <text:s text:c="25"/>// All nodes initially in Q (unvisited nodes)</text:p>
      <text:p text:style-name="P1">dist(source) = 0 <text:s text:c="21"/>// W from source to source</text:p>
      <text:p text:style-name="P1"><text:soft-page-break/>while Q is not empty:</text:p>
      <text:p text:style-name="P1"><text:tab/>u = vertex in Q with min dist(u) <text:s text:c="3"/>// Source node will be selected first</text:p>
      <text:p text:style-name="P1"><text:tab/>remove u from Q </text:p>
      <text:p text:style-name="P1"><text:s text:c="7"/></text:p>
      <text:p text:style-name="P1">for each neighbor v of u: <text:s text:c="10"/>// where v is still in Q.</text:p>
      <text:p text:style-name="P1"><text:tab/>alt = dist(u) * weight(u, v) <text:s text:c="5"/>// IMPORTANT <text:s/>(Instead of addition it is now multiplication)</text:p>
      <text:p text:style-name="P1"><text:s text:c="8"/><text:tab/>if alt &lt; dist(v): <text:s text:c="14"/><text:tab/> <text:s text:c="4"/>// A smaller path to v has been found</text:p>
      <text:p text:style-name="P1"><text:s text:c="8"/><text:tab/><text:tab/>dist(v) = alt </text:p>
      <text:p text:style-name="P1"><text:s text:c="8"/><text:tab/><text:tab/>prev(v) = u </text:p>
      <text:p text:style-name="P1"/>
      <text:p text:style-name="P1">return dist(), prev() <text:s text:c="13"/>// will be minimal W(w) with w being the path</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nner </meta:initial-creator>
    <meta:creation-date>2016-12-05T10:06:27.046789098</meta:creation-date>
    <dc:date>2016-12-05T10:16:12.342696082</dc:date>
    <dc:creator>Conner </dc:creator>
    <meta:editing-duration>PT9M44S</meta:editing-duration>
    <meta:editing-cycles>6</meta:editing-cycles>
    <meta:generator>LibreOffice/5.0.3.2$Linux_X86_64 LibreOffice_project/00m0$Build-2</meta:generator>
    <meta:document-statistic meta:table-count="0" meta:image-count="0" meta:object-count="0" meta:page-count="3" meta:paragraph-count="94" meta:word-count="918" meta:character-count="4783" meta:non-whitespace-character-count="3654"/>
  </office:meta>
</office:document-meta>
</file>